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fo:min-height="14.158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fo:min-height="10.672cm"/>
    </style:style>
    <style:style style:name="gr8" style:family="graphic" style:parent-style-name="standard">
      <style:graphic-properties draw:stroke="none" draw:fill="none" fo:min-height="1.061cm"/>
    </style:style>
    <style:style style:name="gr9" style:family="graphic" style:parent-style-name="standard">
      <style:graphic-properties draw:stroke="none" draw:fill="none" fo:min-height="2.912cm"/>
    </style:style>
    <style:style style:name="gr10" style:family="graphic" style:parent-style-name="standard">
      <style:graphic-properties draw:stroke="none" draw:fill="none" fo:min-height="5.722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9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super 58%"/>
    </style:style>
    <style:style style:name="T6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7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9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4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5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6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7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1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0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“</text:span><text:span text:style-name="T2">If I were to pick a language to use today other than Java, it would be Scala.”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5" draw:layer="layout" svg:width="28cm" svg:height="13.868cm" svg:x="0cm" svg:y="3.81cm">
          <draw:text-box>
            <text:p text:style-name="P2"><text:span text:style-name="T3">“</text:span><text:span text:style-name="T3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4">“</text:span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gave us Scal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Designed Java generics</text:p>
                  </text:list-item>
                  <text:list-item>
                    <text:p>Authored current Sun Java compiler</text:p>
                  </text:list-item>
                  <text:list-item>
                    <text:p>Open source at www.scala-lang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 (a.k.a. closures)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eneric classes</text:p>
              </text:list-item>
              <text:list-item>
                <text:p>Local type inference =&gt; most type annotations can be omitted</text:p>
              </text:list-item>
              <text:list-item>
                <text:p>Advanced features of the typ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5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  <text:list-item>
                    <text:p>lazy evaluation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4" draw:text-style-name="P8" draw:layer="layout" svg:width="22.827cm" svg:height="16.007cm" svg:x="4.478cm" svg:y="-0.368cm">
          <draw:text-box>
            <text:p text:style-name="P7"><text:span text:style-name="T6"/></text:p>
            <text:p text:style-name="P7"><text:span text:style-name="T7">public</text:span><text:span text:style-name="T6"> </text:span><text:span text:style-name="T7">class</text:span><text:span text:style-name="T6"> Person { </text:span></text:p>
            <text:p text:style-name="P7"><text:span text:style-name="T7"><text:s text:c="2"/></text:span><text:span text:style-name="T7">private</text:span><text:span text:style-name="T6"> </text:span><text:span text:style-name="T7">int</text:span><text:span text:style-name="T6"> </text:span><text:span text:style-name="T8">age</text:span><text:span text:style-name="T6">;</text:span></text:p>
            <text:p text:style-name="P7"><text:span text:style-name="T6"><text:s text:c="2"/></text:span><text:span text:style-name="T7">private</text:span><text:span text:style-name="T6"> String </text:span><text:span text:style-name="T8">name</text:span><text:span text:style-name="T6">;</text:span></text:p>
            <text:p text:style-name="P7"><text:span text:style-name="T6"/></text:p>
            <text:p text:style-name="P7"><text:span text:style-name="T6"><text:s text:c="2"/></text:span><text:span text:style-name="T7">public</text:span><text:span text:style-name="T6"> Person(</text:span><text:span text:style-name="T7">int</text:span><text:span text:style-name="T6"> age, String name) {</text:span></text:p>
            <text:p text:style-name="P7"><text:span text:style-name="T6"><text:s text:c="4"/></text:span><text:span text:style-name="T7">this</text:span><text:span text:style-name="T6">.</text:span><text:span text:style-name="T8">age</text:span><text:span text:style-name="T6"> = age;</text:span></text:p>
            <text:p text:style-name="P7"><text:span text:style-name="T6"><text:s text:c="4"/></text:span><text:span text:style-name="T7">this</text:span><text:span text:style-name="T6">.</text:span><text:span text:style-name="T8">name</text:span><text:span text:style-name="T6"> = name;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7">public</text:span><text:span text:style-name="T6"> </text:span><text:span text:style-name="T7">int</text:span><text:span text:style-name="T6"> getAge() { </text:span></text:p>
            <text:p text:style-name="P7"><text:span text:style-name="T7"><text:s text:c="4"/></text:span><text:span text:style-name="T7">return</text:span><text:span text:style-name="T6"> </text:span><text:span text:style-name="T7">this</text:span><text:span text:style-name="T6">.</text:span><text:span text:style-name="T8">age</text:span><text:span text:style-name="T6">; 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7">public</text:span><text:span text:style-name="T6"> </text:span><text:span text:style-name="T7">void</text:span><text:span text:style-name="T6"> setAge(</text:span><text:span text:style-name="T7">int</text:span><text:span text:style-name="T6"> age) { </text:span></text:p>
            <text:p text:style-name="P7"><text:span text:style-name="T7"><text:s text:c="4"/></text:span><text:span text:style-name="T7">this</text:span><text:span text:style-name="T6">.</text:span><text:span text:style-name="T8">age</text:span><text:span text:style-name="T6"> = age; 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7">public</text:span><text:span text:style-name="T6"> String getName() { </text:span></text:p>
            <text:p text:style-name="P7"><text:span text:style-name="T7"><text:s text:c="4"/></text:span><text:span text:style-name="T7">return</text:span><text:span text:style-name="T6"> </text:span><text:span text:style-name="T7">this</text:span><text:span text:style-name="T6">.</text:span><text:span text:style-name="T8">name</text:span><text:span text:style-name="T6">; 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7">public</text:span><text:span text:style-name="T6"> </text:span><text:span text:style-name="T7">void</text:span><text:span text:style-name="T6"> setName(String name) { </text:span></text:p>
            <text:p text:style-name="P7"><text:span text:style-name="T7"><text:s text:c="4"/></text:span><text:span text:style-name="T7">this</text:span><text:span text:style-name="T6">.</text:span><text:span text:style-name="T8">name</text:span><text:span text:style-name="T6"> = name;</text:span></text:p>
            <text:p text:style-name="P7"><text:span text:style-name="T6"><text:s text:c="2"/></text:span><text:span text:style-name="T6">}</text:span></text:p>
            <text:p text:style-name="P7"><text:span text:style-name="T6">}</text:span></text:p>
          </draw:text-box>
        </draw:frame>
        <draw:frame draw:style-name="gr5" draw:text-style-name="P10" draw:layer="layout" svg:width="25.398cm" svg:height="1.213cm" svg:x="0.67cm" svg:y="17.61cm">
          <draw:text-box>
            <text:p text:style-name="P9"><text:span text:style-name="T9">class</text:span><text:span text:style-name="T10"> </text:span><text:span text:style-name="T11">Person</text:span><text:span text:style-name="T10">(</text:span><text:span text:style-name="T9">var</text:span><text:span text:style-name="T10"> </text:span><text:span text:style-name="T12">age</text:span><text:span text:style-name="T10">: </text:span><text:span text:style-name="T11">Int</text:span><text:span text:style-name="T10">,</text:span><text:span text:style-name="T13"> </text:span><text:span text:style-name="T9">var</text:span><text:span text:style-name="T10"> </text:span><text:span text:style-name="T12">name</text:span><text:span text:style-name="T10">: </text:span><text:span text:style-name="T11">String</text:span><text:span text:style-name="T10">)</text:span></text:p>
          </draw:text-box>
        </draw:frame>
        <draw:custom-shape draw:style-name="gr6" draw:text-style-name="P11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7" draw:text-style-name="P12" draw:layer="layout" svg:width="28.022cm" svg:height="10.922cm" svg:x="0.778cm" svg:y="0.48cm">
          <draw:text-box>
            <text:p text:style-name="P7"><text:span text:style-name="T14"/></text:p>
            <text:p text:style-name="P7"><text:span text:style-name="T14">List&lt;Person&gt; persons = </text:span><text:span text:style-name="T15">... </text:span></text:p>
            <text:p text:style-name="P7"><text:span text:style-name="T14">List&lt;Person&gt; adults = </text:span><text:span text:style-name="T15">new</text:span><text:span text:style-name="T14"> LinkedList&lt;Person&gt;(); List&lt;Person&gt; kids = </text:span><text:span text:style-name="T15">new</text:span><text:span text:style-name="T14"> LinkedList&lt;Person&gt;();</text:span></text:p>
            <text:p text:style-name="P7"><text:span text:style-name="T15">for</text:span><text:span text:style-name="T14"> (Person person : persons) {</text:span></text:p>
            <text:p text:style-name="P7"><text:span text:style-name="T14"><text:s text:c="2"/></text:span><text:span text:style-name="T15">if</text:span><text:span text:style-name="T14"> (person.getAge() &lt; 18) {</text:span></text:p>
            <text:p text:style-name="P7"><text:span text:style-name="T14"><text:s text:c="4"/></text:span><text:span text:style-name="T14">kids.add(person);</text:span></text:p>
            <text:p text:style-name="P7"><text:span text:style-name="T14"><text:s text:c="2"/></text:span><text:span text:style-name="T14">} </text:span><text:span text:style-name="T15">else</text:span><text:span text:style-name="T14"> {</text:span></text:p>
            <text:p text:style-name="P7"><text:span text:style-name="T14"><text:s text:c="4"/></text:span><text:span text:style-name="T14">adults.add(person);</text:span></text:p>
            <text:p text:style-name="P7"><text:span text:style-name="T14"><text:s text:c="2"/></text:span><text:span text:style-name="T14">}</text:span></text:p>
            <text:p text:style-name="P7"><text:span text:style-name="T14">}</text:span></text:p>
          </draw:text-box>
        </draw:frame>
        <draw:frame draw:style-name="gr8" draw:text-style-name="P13" draw:layer="layout" svg:width="25.91cm" svg:height="1.311cm" svg:x="0.635cm" svg:y="16.469cm">
          <draw:text-box>
            <text:p text:style-name="P2"><text:span text:style-name="T16">val</text:span><text:span text:style-name="T17"> (</text:span><text:span text:style-name="T18">kids</text:span><text:span text:style-name="T17">, </text:span><text:span text:style-name="T18">adults</text:span><text:span text:style-name="T19">) = persons.partition(_.age &lt; 18)</text:span></text:p>
          </draw:text-box>
        </draw:frame>
        <draw:custom-shape draw:style-name="gr6" draw:text-style-name="P11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9" draw:text-style-name="P14" draw:layer="layout" svg:width="27.305cm" svg:height="3.162cm" svg:x="0.635cm" svg:y="16.095cm">
          <draw:text-box>
            <text:p text:style-name="P7"><text:span text:style-name="T20">using</text:span><text:span text:style-name="T21">(</text:span><text:span text:style-name="T22">new</text:span><text:span text:style-name="T21"> </text:span><text:span text:style-name="T23">BufferedReader</text:span><text:span text:style-name="T21">(</text:span><text:span text:style-name="T22">new</text:span><text:span text:style-name="T21"> </text:span><text:span text:style-name="T23">FileReader</text:span><text:span text:style-name="T21">(</text:span><text:span text:style-name="T24">"f.txt"</text:span><text:span text:style-name="T21">))) {</text:span></text:p>
            <text:p text:style-name="P7"><text:span text:style-name="T21"><text:s text:c="4"/></text:span><text:span text:style-name="T25">reader</text:span><text:span text:style-name="T21"> =&gt; </text:span><text:span text:style-name="T20">println</text:span><text:span text:style-name="T21">(</text:span><text:span text:style-name="T25">reader</text:span><text:span text:style-name="T21">.</text:span><text:span text:style-name="T20">readLine()</text:span><text:span text:style-name="T21">)</text:span></text:p>
            <text:p text:style-name="P7"><text:span text:style-name="T21">}</text:span></text:p>
          </draw:text-box>
        </draw:frame>
        <draw:frame draw:style-name="gr10" draw:text-style-name="P16" draw:layer="layout" svg:width="27.365cm" svg:height="11.648cm" svg:x="0.635cm" svg:y="0.944cm">
          <draw:text-box>
            <text:p text:style-name="P15"><text:span text:style-name="T26">BufferedReader reader = </text:span><text:span text:style-name="T27">null</text:span><text:span text:style-name="T26">;</text:span></text:p>
            <text:p text:style-name="P15"><text:span text:style-name="T27">try</text:span><text:span text:style-name="T26"> {</text:span></text:p>
            <text:p text:style-name="P15"><text:span text:style-name="T26"><text:s text:c="2"/></text:span><text:span text:style-name="T26">reader = </text:span><text:span text:style-name="T27">new</text:span><text:span text:style-name="T26"> BufferedReader(</text:span><text:span text:style-name="T27">new</text:span><text:span text:style-name="T26"> FileReader(</text:span><text:span text:style-name="T28">"f.txt"</text:span><text:span text:style-name="T26">));</text:span></text:p>
            <text:p text:style-name="P15"><text:span text:style-name="T26"><text:s text:c="2"/></text:span><text:span text:style-name="T26">System.</text:span><text:span text:style-name="T29">out</text:span><text:span text:style-name="T26">.println(reader.readLine());</text:span></text:p>
            <text:p text:style-name="P15"><text:span text:style-name="T26">} </text:span><text:span text:style-name="T27">finally</text:span><text:span text:style-name="T26"> {</text:span></text:p>
            <text:p text:style-name="P15"><text:span text:style-name="T27"><text:s text:c="2"/></text:span><text:span text:style-name="T27">if</text:span><text:span text:style-name="T26"> (reader != </text:span><text:span text:style-name="T27">null</text:span><text:span text:style-name="T26">) {</text:span></text:p>
            <text:p text:style-name="P15"><text:span text:style-name="T27"><text:s text:c="4"/></text:span><text:span text:style-name="T27">try</text:span><text:span text:style-name="T26"> {</text:span></text:p>
            <text:p text:style-name="P15"><text:span text:style-name="T26"><text:s text:c="6"/></text:span><text:span text:style-name="T26">reader.close();</text:span></text:p>
            <text:p text:style-name="P15"><text:span text:style-name="T26"><text:s text:c="4"/></text:span><text:span text:style-name="T26">} </text:span><text:span text:style-name="T27">catch</text:span><text:span text:style-name="T26"> (IOException e) {</text:span></text:p>
            <text:p text:style-name="P15"><text:span text:style-name="T30"><text:s text:c="6"/></text:span><text:span text:style-name="T30">// Exception on close, ignore</text:span></text:p>
            <text:p text:style-name="P15"><text:span text:style-name="T26"><text:s text:c="4"/></text:span><text:span text:style-name="T26">}</text:span></text:p>
            <text:p text:style-name="P15"><text:span text:style-name="T26"><text:s text:c="2"/></text:span><text:span text:style-name="T26">}</text:span></text:p>
            <text:p text:style-name="P15"><text:span text:style-name="T26">}</text:span></text:p>
          </draw:text-box>
        </draw:frame>
        <draw:custom-shape draw:style-name="gr11" draw:text-style-name="P11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1:02:00</meta:creation-date>
    <meta:editing-duration>PT04H59M46S</meta:editing-duration>
    <meta:editing-cycles>57</meta:editing-cycles>
    <meta:generator>OpenOffice.org/3.2$Win32 OpenOffice.org_project/320m12$Build-9483</meta:generator>
    <meta:initial-creator>Alf Kristian Støyle</meta:initial-creator>
    <dc:date>2010-03-23T14:50:11.54</dc:date>
    <dc:creator>Kevin Esler</dc:creator>
    <meta:document-statistic meta:object-count="81"/>
  </office:meta>
</office:document-meta>
</file>